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 style:list-style-name="L1">
      <style:graphic-properties draw:marker-end="Linienspitzen_20_1" draw:marker-end-width="0.3cm" draw:fill="none" draw:textarea-vertical-align="bottom"/>
      <style:paragraph-properties style:writing-mode="lr-tb"/>
    </style:style>
    <style:style style:name="gr2" style:family="graphic" style:parent-style-name="Heading_20_A4">
      <style:graphic-properties fo:min-height="1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Linienspitzen_20_12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Linienspitzen_20_13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Heading_20_A4">
      <style:graphic-properties fo:min-height="1.48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0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79cm" fo:min-width="5.16cm"/>
      <style:paragraph-properties style:writing-mode="lr-tb"/>
    </style:style>
    <style:style style:name="gr13" style:family="graphic" style:parent-style-name="Heading_20_A0">
      <style:graphic-properties draw:stroke="none" svg:stroke-color="#000000" draw:fill="none" draw:fill-color="#ffffff" fo:min-height="2.613cm"/>
      <style:paragraph-properties style:writing-mode="lr-tb"/>
    </style:style>
    <style:style style:name="gr14" style:family="graphic" style:parent-style-name="Heading_20_A0">
      <style:graphic-properties draw:fill="solid" draw:fill-color="#729fcf" draw:textarea-horizontal-align="justify" draw:textarea-vertical-align="middle" draw:auto-grow-height="false" fo:min-height="2.202cm" fo:min-width="6.112cm"/>
      <style:paragraph-properties style:writing-mode="lr-tb"/>
    </style:style>
    <style:style style:name="gr15" style:family="graphic" style:parent-style-name="Heading_20_A0">
      <style:graphic-properties draw:fill="solid" draw:fill-color="#729fcf" draw:textarea-horizontal-align="justify" draw:textarea-vertical-align="middle" draw:auto-grow-height="false" fo:min-height="2.201cm" fo:min-width="6.112cm"/>
      <style:paragraph-properties style:writing-mode="lr-tb"/>
    </style:style>
    <style:style style:name="gr16" style:family="graphic" style:parent-style-name="Heading_20_A0">
      <style:graphic-properties draw:textarea-horizontal-align="center" draw:textarea-vertical-align="middle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objectwithoutfill">
      <style:graphic-properties draw:textarea-horizontal-align="justify" draw:textarea-vertical-align="middle" draw:auto-grow-height="false" fo:min-height="1.79cm" fo:min-width="5.16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695cm" fo:min-width="11.6cm"/>
      <style:paragraph-properties style:writing-mode="lr-tb"/>
    </style:style>
    <style:style style:name="gr20" style:family="graphic" style:parent-style-name="Heading_20_A4">
      <style:graphic-properties fo:min-height="2.31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408cm" fo:min-width="0.6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694cm" fo:min-width="11.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407cm" fo:min-width="0.6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694cm" fo:min-width="11.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3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468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2.75cm"/>
      <style:paragraph-properties style:writing-mode="lr-tb"/>
    </style:style>
    <style:style style:name="gr28" style:family="graphic" style:parent-style-name="standard">
      <style:graphic-properties draw:stroke-linejoin="round" draw:textarea-horizontal-align="justify" draw:textarea-vertical-align="middle" draw:auto-grow-height="false" fo:min-height="1.51cm" fo:min-width="5.242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1.65cm" fo:min-width="5.7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76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03cm" fo:min-width="4.126cm"/>
      <style:paragraph-properties style:writing-mode="lr-tb"/>
    </style:style>
    <style:style style:name="gr32" style:family="graphic" style:parent-style-name="objectwithoutfill">
      <style:graphic-properties draw:marker-end="Linienspitzen_20_1" draw:marker-end-width="0.3cm" draw:fill="solid" draw:textarea-vertical-align="middle"/>
    </style:style>
    <style:style style:name="gr33" style:family="graphic" style:parent-style-name="objectwithoutfill">
      <style:graphic-properties draw:marker-end="Linienspitzen_20_2" draw:marker-end-width="0.3cm" draw:fill="solid" draw:textarea-vertical-align="middle"/>
    </style:style>
    <style:style style:name="gr34" style:family="graphic" style:parent-style-name="objectwithoutfill">
      <style:graphic-properties draw:marker-end="Linienspitzen_20_3" draw:marker-end-width="0.3cm" draw:fill="solid" draw:textarea-vertical-align="middle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1.65cm" fo:min-width="5.75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1.65cm" fo:min-width="5.75cm"/>
      <style:paragraph-properties style:writing-mode="lr-tb"/>
    </style:style>
    <style:style style:name="gr37" style:family="graphic" style:parent-style-name="objectwithoutfill">
      <style:graphic-properties draw:marker-end="Linienspitzen_20_5" draw:marker-end-width="0.3cm" draw:fill="solid" draw:textarea-vertical-align="middle"/>
    </style:style>
    <style:style style:name="gr38" style:family="graphic" style:parent-style-name="objectwithoutfill">
      <style:graphic-properties draw:marker-end="Linienspitzen_20_6" draw:marker-end-width="0.3cm" draw:fill="solid" draw:textarea-vertical-align="middle"/>
      <style:paragraph-properties style:writing-mode="lr-tb"/>
    </style:style>
    <style:style style:name="gr39" style:family="graphic" style:parent-style-name="standard">
      <style:graphic-properties draw:stroke-linejoin="round" draw:textarea-horizontal-align="justify" draw:textarea-vertical-align="middle" draw:auto-grow-height="false" fo:min-height="2.066cm" fo:min-width="5.28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2.25cm" fo:min-width="5.75cm"/>
      <style:paragraph-properties style:writing-mode="lr-tb"/>
    </style:style>
    <style:style style:name="gr42" style:family="graphic" style:parent-style-name="objectwithoutfill">
      <style:graphic-properties draw:marker-end="Linienspitzen_20_7" draw:marker-end-width="0.3cm" draw:fill="solid" draw:textarea-vertical-align="middle"/>
    </style:style>
    <style:style style:name="gr43" style:family="graphic" style:parent-style-name="objectwithoutfill">
      <style:graphic-properties draw:marker-end="Linienspitzen_20_8" draw:marker-end-width="0.3cm" draw:fill="solid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71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co1" style:family="table-column">
      <style:table-column-properties style:column-width="4.374cm" style:use-optimal-column-width="false"/>
    </style:style>
    <style:style style:name="co2" style:family="table-column">
      <style:table-column-properties style:column-width="4.38cm" style:use-optimal-column-width="false"/>
    </style:style>
    <style:style style:name="co3" style:family="table-column">
      <style:table-column-properties style:column-width="3.209cm" style:use-optimal-column-width="false"/>
    </style:style>
    <style:style style:name="co4" style:family="table-column">
      <style:table-column-properties style:column-width="2.006cm" style:use-optimal-column-width="false"/>
    </style:style>
    <style:style style:name="co5" style:family="table-column">
      <style:table-column-properties style:column-width="2.012cm" style:use-optimal-column-width="false"/>
    </style:style>
    <style:style style:name="co6" style:family="table-column">
      <style:table-column-properties style:column-width="2.349cm" style:use-optimal-column-width="false"/>
    </style:style>
    <style:style style:name="co7" style:family="table-column">
      <style:table-column-properties style:column-width="2.35cm" style:use-optimal-column-width="false"/>
    </style:style>
    <style:style style:name="co8" style:family="table-column">
      <style:table-column-properties style:column-width="1.489cm" style:use-optimal-column-width="false"/>
    </style:style>
    <style:style style:name="co9" style:family="table-column">
      <style:table-column-properties style:column-width="1.497cm" style:use-optimal-column-width="false"/>
    </style:style>
    <style:style style:name="co10" style:family="table-column">
      <style:table-column-properties style:column-width="1.495cm" style:use-optimal-column-width="false"/>
    </style:style>
    <style:style style:name="co11" style:family="table-column">
      <style:table-column-properties style:column-width="4.699cm" style:use-optimal-column-width="false"/>
    </style:style>
    <style:style style:name="co12" style:family="table-column">
      <style:table-column-properties style:column-width="4.701cm" style:use-optimal-column-width="false"/>
    </style:style>
    <style:style style:name="ro1" style:family="table-row">
      <style:table-row-properties style:row-height="3.323cm" style:use-optimal-row-height="false"/>
    </style:style>
    <style:style style:name="ro2" style:family="table-row">
      <style:table-row-properties style:row-height="3.329cm" style:use-optimal-row-height="false"/>
    </style:style>
    <style:style style:name="ro3" style:family="table-row">
      <style:table-row-properties style:row-height="2.043cm" style:use-optimal-row-height="false"/>
    </style:style>
    <style:style style:name="ro4" style:family="table-row">
      <style:table-row-properties style:row-height="2.042cm" style:use-optimal-row-height="false"/>
    </style:style>
    <style:style style:name="ro5" style:family="table-row">
      <style:table-row-properties style:row-height="2.26cm" style:use-optimal-row-height="false"/>
    </style:style>
    <style:style style:name="ro6" style:family="table-row">
      <style:table-row-properties style:row-height="2.259cm" style:use-optimal-row-height="false"/>
    </style:style>
    <style:style style:name="ro7" style:family="table-row">
      <style:table-row-properties style:row-height="1.91cm" style:use-optimal-row-height="false"/>
    </style:style>
    <style:style style:name="ro8" style:family="table-row">
      <style:table-row-properties style:row-height="1.909cm" style:use-optimal-row-height="false"/>
    </style:style>
    <style:style style:name="ro9" style:family="table-row">
      <style:table-row-properties style:row-height="1.867cm" style:use-optimal-row-height="false"/>
    </style:style>
    <style:style style:name="ro10" style:family="table-row">
      <style:table-row-properties style:row-height="1.999cm" style:use-optimal-row-height="false"/>
    </style:style>
    <style:style style:name="ro11" style:family="table-row">
      <style:table-row-properties style:row-height="2cm" style:use-optimal-row-height="false"/>
    </style:style>
    <style:style style:name="ce1" style:family="table-cell">
      <loext:graphic-properties draw:textarea-vertical-align="middle"/>
      <style:paragraph-properties fo:margin-left="0cm" fo:margin-right="0cm" fo:margin-top="0cm" fo:margin-bottom="0cm" fo:text-align="center" fo:text-indent="0cm"/>
      <style:text-properties fo:font-size="16pt" style:font-size-asian="16pt" style:font-size-complex="16pt"/>
    </style:style>
    <style:style style:name="ce2" style:family="table-cell">
      <loext:graphic-properties draw:textarea-vertical-align="middle"/>
      <style:paragraph-properties fo:margin-left="0cm" fo:margin-right="0cm" fo:margin-top="0cm" fo:margin-bottom="0cm" fo:text-align="center" fo:text-indent="0cm" style:text-autospace="ideograph-alpha" style:punctuation-wrap="simple" style:line-break="strict">
        <style:tab-stops/>
      </style:paragraph-properties>
      <style:text-properties fo:font-size="16pt" style:font-size-asian="16pt" style:font-size-complex="16pt" fo:hyphenate="false" loext:hyphenation-no-caps="false"/>
    </style:style>
    <style:style style:name="ce3" style:family="table-cell">
      <loext:graphic-properties draw:fill="solid" draw:fill-color="#3faf46" draw:textarea-vertical-align="middle"/>
      <style:paragraph-properties fo:text-align="start" fo:border-left="0.03pt solid #ffffff" fo:border-right="none" fo:border-top="0.03pt solid #ffffff" fo:border-bottom="0.03pt solid #ffffff"/>
    </style:style>
    <style:style style:name="ce4" style:family="table-cell">
      <loext:graphic-properties draw:fill="solid" draw:fill-color="#d4ea6b" draw:textarea-vertical-align="middle"/>
      <style:paragraph-properties fo:text-align="center" fo:border="0.03pt solid #ffffff"/>
      <style:text-properties fo:background-color="transparent"/>
    </style:style>
    <style:style style:name="ce5" style:family="table-cell">
      <loext:graphic-properties draw:fill="solid" draw:fill-color="#77bc65" draw:textarea-vertical-align="middle"/>
      <style:paragraph-properties fo:text-align="center" fo:border-left="none" fo:border-right="none" fo:border-top="0.03pt solid #ffffff" fo:border-bottom="0.03pt solid #ffffff"/>
    </style:style>
    <style:style style:name="ce6" style:family="table-cell">
      <loext:graphic-properties draw:fill="solid" draw:fill-color="#d4ea6b" draw:textarea-vertical-align="middle"/>
      <style:paragraph-properties fo:text-align="center" fo:border="0.03pt solid #ffffff"/>
    </style:style>
    <style:style style:name="ce7" style:family="table-cell">
      <loext:graphic-properties draw:fill="solid" draw:fill-color="#77bc65" draw:textarea-vertical-align="middle"/>
      <style:paragraph-properties fo:text-align="center" fo:border-left="none" fo:border-right="0.03pt solid #ffffff" fo:border-top="0.03pt solid #ffffff" fo:border-bottom="0.03pt solid #ffffff"/>
    </style:style>
    <style:style style:name="ce8" style:family="table-cell">
      <loext:graphic-properties draw:fill="solid" draw:fill-color="#77bc65" draw:textarea-vertical-align="middle"/>
      <style:paragraph-properties fo:text-align="center" fo:border="0.03pt solid #ffffff"/>
    </style:style>
    <style:style style:name="ce9" style:family="table-cell">
      <loext:graphic-properties draw:fill="solid" draw:fill-color="#77bc65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10" style:family="table-cell">
      <loext:graphic-properties draw:textarea-vertical-align="middle"/>
      <style:paragraph-properties fo:text-align="center"/>
    </style:style>
    <style:style style:name="ce11" style:family="table-cell">
      <loext:graphic-properties draw:fill="solid" draw:fill-color="#dddddd" draw:textarea-vertical-align="top"/>
      <style:paragraph-properties fo:text-align="start" fo:border="0.03pt solid #000000"/>
    </style:style>
    <style:style style:name="ce12" style:family="table-cell">
      <loext:graphic-properties draw:fill="solid" draw:fill-color="#f6f9d4" draw:textarea-vertical-align="middle"/>
      <style:paragraph-properties fo:text-align="center" fo:border="0.03pt solid #000000"/>
      <style:text-properties fo:background-color="transparent"/>
    </style:style>
    <style:style style:name="ce13" style:family="table-cell">
      <loext:graphic-properties draw:fill="solid" draw:fill-color="#d4ea6b" draw:textarea-vertical-align="middle"/>
      <style:paragraph-properties fo:text-align="center" fo:border="0.03pt solid #000000"/>
    </style:style>
    <style:style style:name="ce14" style:family="table-cell">
      <loext:graphic-properties draw:fill="solid" draw:fill-color="#f6f9d4" draw:textarea-vertical-align="middle"/>
      <style:paragraph-properties fo:text-align="center" fo:border="0.03pt solid #000000"/>
    </style:style>
    <style:style style:name="ce15" style:family="table-cell">
      <loext:graphic-properties draw:fill="solid" draw:fill-color="#dddddd" draw:textarea-vertical-align="top"/>
      <style:paragraph-properties fo:text-align="start" fo:border-left="0.03pt solid #000000" fo:border-right="0.03pt solid #000000" fo:border-top="none" fo:border-bottom="0.03pt solid #000000"/>
    </style:style>
    <style:style style:name="ce16" style:family="table-cell">
      <loext:graphic-properties draw:fill="solid" draw:fill-color="#ffffff" draw:textarea-vertical-align="middle"/>
      <style:paragraph-properties fo:text-align="center" fo:border-left="none" fo:border-right="0.03pt solid #000000" fo:border-top="none" fo:border-bottom="none"/>
      <style:text-properties fo:font-size="18pt" fo:background-color="transparent" style:font-size-asian="18pt" style:font-size-complex="18pt"/>
    </style:style>
    <style:style style:name="ce17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none" fo:border-bottom="none"/>
      <style:text-properties fo:font-size="18pt" style:font-size-asian="18pt" style:font-size-complex="18pt"/>
    </style:style>
    <style:style style:name="ce18" style:family="table-cell">
      <loext:graphic-properties draw:fill="solid" draw:fill-color="#dddddd" draw:textarea-vertical-align="top"/>
      <style:paragraph-properties fo:text-align="start" fo:border-left="0.03pt solid #000000" fo:border-right="none" fo:border-top="none" fo:border-bottom="0.03pt solid #000000"/>
    </style:style>
    <style:style style:name="ce19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none" fo:border-bottom="0.03pt solid #000000"/>
    </style:style>
    <style:style style:name="ce20" style:family="table-cell">
      <style:paragraph-properties fo:text-align="start"/>
    </style:style>
    <style:style style:name="ce21" style:family="table-cell">
      <style:paragraph-properties fo:text-align="start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cm" fo:text-align="center" fo:text-indent="0cm"/>
    </style:style>
    <style:style style:name="P5" style:family="paragraph">
      <style:paragraph-properties fo:margin-left="0cm" fo:margin-right="0cm" fo:margin-top="0cm" fo:margin-bottom="0cm" fo:text-align="center" fo:text-indent="0cm"/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text-align="center" fo:text-indent="0cm"/>
      <style:text-properties style:font-size-asian="16pt" style:font-size-complex="16pt"/>
    </style:style>
    <style:style style:name="P7" style:family="paragraph">
      <style:paragraph-properties fo:margin-left="0cm" fo:margin-right="0cm" fo:margin-top="0cm" fo:margin-bottom="0cm" fo:text-align="center" fo:text-indent="0cm" style:text-autospace="ideograph-alpha" style:punctuation-wrap="simple" style:line-break="strict" style:writing-mode="lr-tb">
        <style:tab-stops/>
      </style:paragraph-properties>
      <style:text-properties style:font-size-asian="16pt" style:font-size-complex="16pt" fo:hyphenate="false" loext:hyphenation-no-caps="false"/>
    </style:style>
    <style:style style:name="P8" style:family="paragraph">
      <style:paragraph-properties fo:margin-left="0cm" fo:margin-right="0cm" fo:margin-top="0cm" fo:margin-bottom="0cm" fo:text-align="center" fo:text-indent="0cm" style:text-autospace="ideograph-alpha" style:punctuation-wrap="simple" style:line-break="strict" style:writing-mode="lr-tb">
        <style:tab-stops/>
      </style:paragraph-properties>
      <style:text-properties fo:font-size="16pt" style:font-size-asian="16pt" style:font-size-complex="16pt" fo:hyphenate="false" loext:hyphenation-no-caps="false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background-color="transparen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  <style:text-properties style:text-position="-8% 58%"/>
    </style:style>
    <style:style style:name="P13" style:family="paragraph">
      <loext:graphic-properties draw:fill="none" draw:fill-color="#ffffff"/>
      <style:paragraph-properties style:writing-mode="lr-tb"/>
      <style:text-properties style:text-position="-8% 58%"/>
    </style:style>
    <style:style style:name="P14" style:family="paragraph">
      <loext:graphic-properties draw:fill="solid"/>
      <style:paragraph-properties fo:text-align="center"/>
      <style:text-properties style:text-position="-8% 58%"/>
    </style:style>
    <style:style style:name="P15" style:family="paragraph">
      <style:paragraph-properties fo:text-align="center"/>
      <style:text-properties fo:font-size="18pt" fo:background-color="transparent" style:font-size-asian="18pt" style:font-size-complex="18pt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style:writing-mode="lr-tb"/>
      <style:text-properties style:font-size-asian="22pt" style:font-size-complex="22pt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style:text-properties fo:font-size="26pt"/>
    </style:style>
    <style:style style:name="P21" style:family="paragraph">
      <style:paragraph-properties fo:text-align="center"/>
      <style:text-properties fo:font-size="26pt"/>
    </style:style>
    <style:style style:name="P2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23" style:family="paragraph"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loext:graphic-properties draw:fill="solid" draw:fill-color="#729fcf"/>
      <style:paragraph-properties fo:text-align="center" style:writing-mode="lr-tb"/>
      <style:text-properties fo:font-size="18pt" style:font-size-asian="18pt" style:font-size-complex="18pt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style:paragraph-properties fo:text-align="center" style:writing-mode="lr-tb"/>
      <style:text-properties fo:font-size="20pt" style:font-size-asian="20pt" style:font-size-complex="20pt"/>
    </style:style>
    <style:style style:name="P27" style:family="paragraph">
      <style:paragraph-properties fo:text-align="center"/>
      <style:text-properties fo:font-size="24pt"/>
    </style:style>
    <style:style style:name="P28" style:family="paragraph">
      <style:paragraph-properties fo:text-align="center" style:writing-mode="lr-tb"/>
      <style:text-properties fo:font-size="24pt" style:font-size-asian="26pt" style:font-size-complex="26pt"/>
    </style:style>
    <style:style style:name="P29" style:family="paragraph"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3" style:family="paragraph">
      <style:paragraph-properties fo:text-align="center" style:writing-mode="lr-tb"/>
    </style:style>
    <style:style style:name="P34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3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6" style:family="paragraph">
      <loext:graphic-properties draw:fill="solid"/>
      <style:paragraph-properties fo:text-align="center" style:writing-mode="lr-tb"/>
    </style:style>
    <style:style style:name="P37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background-color="transparent"/>
    </style:style>
    <style:style style:name="T5" style:family="text">
      <style:text-properties fo:font-size="18pt" fo:background-color="transparen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size-asian="22pt" style:font-size-complex="22pt"/>
    </style:style>
    <style:style style:name="T8" style:family="text">
      <style:text-properties fo:font-size="1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Noto Sans1" style:font-size-asian="26pt" style:font-size-complex="26pt"/>
    </style:style>
    <style:style style:name="T12" style:family="text">
      <style:text-properties style:font-name="Noto Sans1" fo:font-size="26pt" style:font-size-asian="26pt" style:font-size-complex="26pt"/>
    </style:style>
    <style:style style:name="T13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2" draw:layer="layout" svg:x1="1.75cm" svg:y1="6.75cm" svg:x2="28cm" svg:y2="6.75cm">
          <text:p text:style-name="P1"><text:span text:style-name="T1">eeprom</text:span></text:p>
        </draw:line>
        <draw:frame draw:style-name="gr2" draw:text-style-name="P3" draw:layer="layout" svg:width="6cm" svg:height="1.5cm" svg:x="11.75cm" svg:y="1cm">
          <draw:text-box>
            <text:p>eeprom block</text:p>
          </draw:text-box>
        </draw:frame>
        <draw:frame draw:style-name="standard" draw:layer="layout" svg:width="26.249cm" svg:height="9.974cm" svg:x="1.75cm" svg:y="7.275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5">
                <text:p text:style-name="P4"><text:span text:style-name="T2">Block 1</text:span></text:p>
              </table:table-cell>
              <table:covered-table-cell/>
              <table:covered-table-cell/>
              <table:covered-table-cell/>
              <table:covered-table-cell/>
              <table:table-cell table:number-rows-spanned="3">
                <text:list text:style-name="L2">
                  <text:list-header>
                    <text:p text:style-name="P5"><text:span text:style-name="T2">Block 2, ...</text:span></text:p>
                  </text:list-header>
                </text:list>
              </table:table-cell>
            </table:table-row>
            <table:table-row table:style-name="ro1" table:default-cell-style-name="ce1">
              <table:table-cell table:number-columns-spanned="4">
                <text:p text:style-name="P6"><text:span text:style-name="T2">Head </text:span></text:p>
              </table:table-cell>
              <table:covered-table-cell/>
              <table:covered-table-cell/>
              <table:covered-table-cell/>
              <table:table-cell>
                <text:p text:style-name="P5"><text:span text:style-name="T2">Body</text:span>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7"><text:span text:style-name="T3">sentinel</text:span></text:p>
              </table:table-cell>
              <table:table-cell>
                <text:p text:style-name="P8"><text:span text:style-name="T3">overwritable</text:span></text:p>
              </table:table-cell>
              <table:table-cell>
                <text:p text:style-name="P8"><text:span text:style-name="T3">key</text:span></text:p>
              </table:table-cell>
              <table:table-cell>
                <text:p text:style-name="P8"><text:span text:style-name="T3">checksum</text:span></text:p>
              </table:table-cell>
              <table:table-cell table:style-name="ce1">
                <text:p text:style-name="P5"><text:span text:style-name="T2">data</text:span></text:p>
              </table:table-cell>
              <table:covered-table-cell table:style-name="ce1"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Standard">
        <draw:frame draw:style-name="standard" draw:layer="layout" svg:width="19.262cm" svg:height="4.084cm" svg:x="5.5cm" svg:y="6.166cm">
          <table:table table:template-name="green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6">
              <table:table-cell table:style-name="ce3">
                <text:p text:style-name="P9">Data Type</text:p>
              </table:table-cell>
              <table:table-cell table:style-name="ce4">
                <text:p text:style-name="P10"><text:span text:style-name="T4">2</text:span></text:p>
              </table:table-cell>
              <table:table-cell table:style-name="ce5">
                <text:p text:style-name="P11">1</text:p>
              </table:table-cell>
              <table:table-cell>
                <text:p text:style-name="P11">2</text:p>
              </table:table-cell>
              <table:table-cell table:style-name="ce7">
                <text:p text:style-name="P11">1</text:p>
              </table:table-cell>
              <table:table-cell table:style-name="ce8">
                <text:p text:style-name="P11">1</text:p>
              </table:table-cell>
              <table:table-cell table:style-name="ce8">
                <text:p text:style-name="P11">1</text:p>
              </table:table-cell>
              <table:table-cell table:style-name="ce9">
                <text:p text:style-name="P11">1</text:p>
              </table:table-cell>
              <table:table-cell>
                <text:p text:style-name="P11">2</text:p>
              </table:table-cell>
            </table:table-row>
            <table:table-row table:style-name="ro4" table:default-cell-style-name="ce6">
              <table:table-cell table:style-name="ce3">
                <text:p text:style-name="P9">Content</text:p>
              </table:table-cell>
              <table:table-cell>
                <text:p text:style-name="P11">2</text:p>
              </table:table-cell>
              <table:table-cell table:style-name="ce5">
                <text:p text:style-name="P11">b</text:p>
              </table:table-cell>
              <table:table-cell>
                <text:p text:style-name="P11">3</text:p>
              </table:table-cell>
              <table:table-cell table:style-name="ce7">
                <text:p text:style-name="P11">c</text:p>
              </table:table-cell>
              <table:table-cell table:style-name="ce8">
                <text:p text:style-name="P11">d</text:p>
              </table:table-cell>
              <table:table-cell table:style-name="ce8">
                <text:p text:style-name="P11">e</text:p>
              </table:table-cell>
              <table:table-cell table:style-name="ce9">
                <text:p text:style-name="P11">a</text:p>
              </table:table-cell>
              <table:table-cell>
                <text:p text:style-name="P11"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12.5cm" svg:height="1.5cm" svg:x="8.5cm" svg:y="1cm">
          <draw:text-box>
            <text:p>eeprom with mixed data types</text:p>
          </draw:text-box>
        </draw:frame>
        <draw:custom-shape draw:style-name="gr3" draw:text-style-name="P12" draw:layer="layout" svg:width="0.75cm" svg:height="2cm" svg:x="19.406cm" svg:y="4.0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3" draw:layer="layout" svg:width="3.25cm" svg:height="1.75cm" svg:x="17.406cm" svg:y="2.279cm">
          <draw:text-box>
            <text:p>current</text:p>
            <text:p>read pos.</text:p>
          </draw:text-box>
        </draw:frame>
        <draw:custom-shape draw:style-name="gr3" draw:text-style-name="P12" draw:layer="layout" svg:width="0.75cm" svg:height="2cm" svg:x="21.406cm" svg:y="4.0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3" draw:layer="layout" svg:width="3.5cm" svg:height="1.75cm" svg:x="21.156cm" svg:y="2.279cm">
          <draw:text-box>
            <text:p>current write pos.</text:p>
          </draw:text-box>
        </draw:frame>
        <draw:line draw:style-name="gr5" draw:text-style-name="P14" draw:layer="layout" svg:x1="18.656cm" svg:y1="5.779cm" svg:x2="8.906cm" svg:y2="5.779cm">
          <text:p/>
        </draw:line>
        <draw:frame draw:style-name="gr6" draw:text-style-name="P13" draw:layer="layout" svg:width="3.5cm" svg:height="1cm" svg:x="12.156cm" svg:y="4.779cm">
          <draw:text-box>
            <text:p>older data </text:p>
          </draw:text-box>
        </draw:frame>
        <draw:line draw:style-name="gr7" draw:text-style-name="P14" draw:layer="layout" svg:x1="24.406cm" svg:y1="5.779cm" svg:x2="22.656cm" svg:y2="5.779cm">
          <text:p/>
        </draw:line>
        <draw:frame draw:style-name="standard" draw:layer="layout" svg:width="14.097cm" svg:height="9.038cm" svg:x="7.911cm" svg:y="10.86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6"/>
            <table:table-row table:style-name="ro5" table:default-cell-style-name="ce10">
              <table:table-cell table:number-columns-spanned="6">
                <text:p text:style-name="P11">Dedicated dataset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0">
              <table:table-cell>
                <text:p text:style-name="P11">Data</text:p>
                <text:p text:style-name="P11">type</text:p>
              </table:table-cell>
              <table:table-cell table:number-columns-spanned="5">
                <text:p text:style-name="P11">data most recent ----------&gt; old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0">
              <table:table-cell>
                <text:p text:style-name="P11">1</text:p>
              </table:table-cell>
              <table:table-cell>
                <text:p text:style-name="P11">e</text:p>
              </table:table-cell>
              <table:table-cell>
                <text:p text:style-name="P11">d</text:p>
              </table:table-cell>
              <table:table-cell>
                <text:p text:style-name="P11">c</text:p>
              </table:table-cell>
              <table:table-cell>
                <text:p text:style-name="P11">b</text:p>
              </table:table-cell>
              <table:table-cell>
                <text:p text:style-name="P11">a</text:p>
              </table:table-cell>
            </table:table-row>
            <table:table-row table:style-name="ro6" table:default-cell-style-name="ce10"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>
                <text:p text:style-name="P11">1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</draw:page>
      <draw:page draw:name="page3" draw:style-name="dp1" draw:master-page-name="Standard">
        <draw:frame draw:style-name="standard" draw:layer="layout" svg:width="19.262cm" svg:height="6.127cm" svg:x="5.501cm" svg:y="6.167cm">
          <table:table table:template-name="earth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13">
              <table:table-cell table:style-name="ce11">
                <text:p text:style-name="P9">Data type</text:p>
              </table:table-cell>
              <table:table-cell table:style-name="ce12">
                <text:p text:style-name="P10"><text:span text:style-name="T4">2</text:span></text:p>
              </table:table-cell>
              <table:table-cell>
                <text:p text:style-name="P11">1</text:p>
              </table:table-cell>
              <table:table-cell table:style-name="ce14">
                <text:p text:style-name="P11">2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 table:style-name="ce14">
                <text:p text:style-name="P11">2</text:p>
              </table:table-cell>
            </table:table-row>
            <table:table-row table:style-name="ro3" table:default-cell-style-name="ce17">
              <table:table-cell table:style-name="ce15">
                <text:p text:style-name="P9">Variable</text:p>
                <text:p text:style-name="P9">deleted</text:p>
              </table:table-cell>
              <table:table-cell table:style-name="ce16">
                <text:p text:style-name="P15"><text:span text:style-name="T5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0</text:span></text:p>
              </table:table-cell>
              <table:table-cell>
                <text:p text:style-name="P16"><text:span text:style-name="T6">1</text:span></text:p>
              </table:table-cell>
              <table:table-cell>
                <text:p text:style-name="P16"><text:span text:style-name="T6">0</text:span></text:p>
              </table:table-cell>
            </table:table-row>
            <table:table-row table:style-name="ro4" table:default-cell-style-name="ce19">
              <table:table-cell table:style-name="ce18">
                <text:p text:style-name="P9">Content</text:p>
              </table:table-cell>
              <table:table-cell>
                <text:p text:style-name="P11">2</text:p>
              </table:table-cell>
              <table:table-cell>
                <text:p text:style-name="P11">b</text:p>
              </table:table-cell>
              <table:table-cell>
                <text:p text:style-name="P11">3</text:p>
              </table:table-cell>
              <table:table-cell>
                <text:p text:style-name="P11">c</text:p>
              </table:table-cell>
              <table:table-cell>
                <text:p text:style-name="P11">d</text:p>
              </table:table-cell>
              <table:table-cell>
                <text:p text:style-name="P11">e</text:p>
              </table:table-cell>
              <table:table-cell>
                <text:p text:style-name="P11">a</text:p>
              </table:table-cell>
              <table:table-cell>
                <text:p text:style-name="P11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12.5cm" svg:height="1.5cm" svg:x="8.487cm" svg:y="1cm">
          <draw:text-box>
            <text:p>abstract view eeprom routine</text:p>
          </draw:text-box>
        </draw:frame>
      </draw:page>
      <draw:page draw:name="page4" draw:style-name="dp1" draw:master-page-name="Standard">
        <draw:frame draw:style-name="standard" draw:layer="layout" svg:width="13.4cm" svg:height="3.818cm" svg:x="1.35cm" svg:y="3.87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row table:style-name="ro7" table:default-cell-style-name="ce10">
              <table:table-cell>
                <text:p text:style-name="P11">Idx.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</table:table-row>
            <table:table-row table:style-name="ro8" table:default-cell-style-name="ce10">
              <table:table-cell>
                <text:p text:style-name="P11">Val.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17" draw:layer="layout" svg:width="3.612cm" svg:height="0.962cm" svg:x="6.189cm" svg:y="2.914cm">
          <draw:text-box>
            <text:p>first write</text:p>
          </draw:text-box>
        </draw:frame>
        <draw:frame draw:style-name="gr9" draw:text-style-name="P18" draw:layer="layout" svg:width="9cm" svg:height="1.487cm" svg:x="10.5cm" svg:y="1.013cm">
          <draw:text-box>
            <text:p><text:span text:style-name="T7">ee</text:span><text:span text:style-name="T7">pr</text:span><text:span text:style-name="T7">o</text:span><text:span text:style-name="T7">m </text:span><text:span text:style-name="T7">w</text:span><text:span text:style-name="T7">ea</text:span><text:span text:style-name="T7">rl</text:span><text:span text:style-name="T7">ev</text:span><text:span text:style-name="T7">eli</text:span><text:span text:style-name="T7">n</text:span><text:span text:style-name="T7">g</text:span></text:p>
          </draw:text-box>
        </draw:frame>
        <draw:frame draw:style-name="standard" draw:layer="layout" svg:width="13.4cm" svg:height="3.818cm" svg:x="1.258cm" svg:y="8.82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row table:style-name="ro7" table:default-cell-style-name="ce10">
              <table:table-cell>
                <text:p text:style-name="P11">Idx. 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</table:table-row>
            <table:table-row table:style-name="ro8" table:default-cell-style-name="ce10">
              <table:table-cell>
                <text:p text:style-name="P11">Val.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0" draw:text-style-name="P17" draw:layer="layout" svg:width="4.658cm" svg:height="1.051cm" svg:x="5.904cm" svg:y="7.882cm">
          <draw:text-box>
            <text:p>second write</text:p>
          </draw:text-box>
        </draw:frame>
        <draw:frame draw:style-name="standard" draw:layer="layout" svg:width="13.4cm" svg:height="3.818cm" svg:x="1.251cm" svg:y="13.94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row table:style-name="ro7" table:default-cell-style-name="ce10">
              <table:table-cell>
                <text:p text:style-name="P11">Idx.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</table:table-row>
            <table:table-row table:style-name="ro8" table:default-cell-style-name="ce10">
              <table:table-cell>
                <text:p text:style-name="P11">Val.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17" draw:layer="layout" svg:width="3.898cm" svg:height="0.962cm" svg:x="6.284cm" svg:y="12.849cm">
          <draw:text-box>
            <text:p>third write</text:p>
          </draw:text-box>
        </draw:frame>
        <draw:frame draw:style-name="standard" draw:layer="layout" svg:width="13.47cm" svg:height="3.733cm" svg:x="15cm" svg:y="6.1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9" table:default-cell-style-name="ce10">
              <table:table-cell>
                <text:p text:style-name="P11">Idx.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</table:table-row>
            <table:table-row table:style-name="ro9" table:default-cell-style-name="ce10">
              <table:table-cell>
                <text:p text:style-name="P11">Val.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17" draw:layer="layout" svg:width="5.351cm" svg:height="0.962cm" svg:x="19.375cm" svg:y="5cm">
          <draw:text-box>
            <text:p>second last write</text:p>
          </draw:text-box>
        </draw:frame>
        <draw:frame draw:style-name="standard" draw:layer="layout" svg:width="13.47cm" svg:height="3.733cm" svg:x="15.029cm" svg:y="11.016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9" table:default-cell-style-name="ce10">
              <table:table-cell>
                <text:p text:style-name="P11">Idx.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</table:table-row>
            <table:table-row table:style-name="ro9" table:default-cell-style-name="ce10">
              <table:table-cell>
                <text:p text:style-name="P11">Val.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17" draw:layer="layout" svg:width="5.351cm" svg:height="0.962cm" svg:x="20.459cm" svg:y="9.95cm">
          <draw:text-box>
            <text:p>last write</text:p>
          </draw:text-box>
        </draw:frame>
        <draw:custom-shape draw:style-name="gr11" draw:text-style-name="P11" draw:layer="layout" svg:width="0.75cm" svg:height="1cm" svg:x="1.75cm" svg:y="7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0.75cm" svg:height="1cm" svg:x="1.75cm" svg:y="12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0.75cm" svg:height="1cm" svg:x="15.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0.75cm" svg:height="1cm" svg:x="1.75cm" svg:y="17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0.75cm" svg:height="1cm" svg:x="1.75cm" svg:y="2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Standard">
        <draw:custom-shape draw:style-name="gr12" draw:text-style-name="P19" xml:id="id1" draw:id="id1" draw:layer="layout" svg:width="6.112cm" svg:height="2.202cm" svg:x="11.871cm" svg:y="3.794cm">
          <text:p text:style-name="P19"><text:span text:style-name="T8">I2C and EEPROM</text:span></text:p>
          <text:p text:style-name="P19"><text:span text:style-name="T8">I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3" draw:text-style-name="P22" draw:layer="layout" svg:width="13.65cm" svg:height="2.613cm" svg:x="8cm" svg:y="1cm">
          <draw:text-box>
            <text:p text:style-name="P20"><text:span text:style-name="T9">L</text:span><text:span text:style-name="T9">o</text:span><text:span text:style-name="T9">g-</text:span><text:span text:style-name="T9">D</text:span><text:span text:style-name="T9">at</text:span><text:span text:style-name="T9">a </text:span><text:span text:style-name="T9">st</text:span><text:span text:style-name="T9">or</text:span><text:span text:style-name="T9">a</text:span><text:span text:style-name="T9">g</text:span><text:span text:style-name="T9">e </text:span><text:span text:style-name="T9">W</text:span><text:span text:style-name="T9">rit</text:span><text:span text:style-name="T9">e </text:span><text:span text:style-name="T9">(</text:span><text:span text:style-name="T9">N</text:span><text:span text:style-name="T9">E</text:span><text:span text:style-name="T9">W</text:span><text:span text:style-name="T9">)</text:span></text:p>
            <text:p text:style-name="P21"><text:span text:style-name="T9">A</text:span><text:span text:style-name="T9">T</text:span><text:span text:style-name="T9">2</text:span><text:span text:style-name="T9">4</text:span><text:span text:style-name="T9">C</text:span><text:span text:style-name="T9">3</text:span><text:span text:style-name="T9">2-</text:span><text:span text:style-name="T9">E</text:span><text:span text:style-name="T9">E</text:span><text:span text:style-name="T9">P</text:span><text:span text:style-name="T9">R</text:span><text:span text:style-name="T9">O</text:span><text:span text:style-name="T9">M</text:span></text:p>
          </draw:text-box>
        </draw:frame>
        <draw:custom-shape draw:style-name="gr14" draw:text-style-name="P24" xml:id="id2" draw:id="id2" draw:layer="layout" svg:width="6.112cm" svg:height="2.202cm" svg:x="11.871cm" svg:y="7.243cm">
          <text:p text:style-name="P23"><text:span text:style-name="T6">Re</text:span><text:span text:style-name="T6">ad </text:span><text:span text:style-name="T6">till </text:span><text:span text:style-name="T6">ma</text:span><text:span text:style-name="T6">rke</text:span><text:span text:style-name="T6">r</text:span></text:p>
          <text:p text:style-name="P23"><text:span text:style-name="T6">ch</text:span><text:span text:style-name="T6">an</text:span><text:span text:style-name="T6">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4" xml:id="id3" draw:id="id3" draw:layer="layout" svg:width="6.112cm" svg:height="2.201cm" svg:x="11.871cm" svg:y="10.686cm">
          <text:p text:style-name="P23"><text:span text:style-name="T6">Wr</text:span><text:span text:style-name="T6">ite </text:span><text:span text:style-name="T6">dat</text:span><text:span text:style-name="T6">a </text:span><text:span text:style-name="T6">byt</text:span><text:span text:style-name="T6">e</text:span></text:p>
          <text:p text:style-name="P23"><text:span text:style-name="T6">be</text:span><text:span text:style-name="T6">hin</text:span><text:span text:style-name="T6">d </text:span><text:span text:style-name="T6">tha</text:span><text:span text:style-name="T6">t </text:span><text:span text:style-name="T6">poi</text:span><text:span text:style-name="T6">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1" draw:layer="layout" svg:x1="14.927cm" svg:y1="5.996cm" svg:x2="14.927cm" svg:y2="7.243cm" draw:start-shape="id1" draw:start-glue-point="6" draw:end-shape="id2" draw:end-glue-point="4" svg:d="M14927 5996v1247" svg:viewBox="0 0 1 1248">
          <text:p/>
        </draw:connector>
        <draw:connector draw:style-name="gr17" draw:text-style-name="P25" draw:layer="layout" svg:x1="14.927cm" svg:y1="5.996cm" svg:x2="14.927cm" svg:y2="7.243cm" draw:start-shape="id1" draw:start-glue-point="6" draw:end-shape="id2" draw:end-glue-point="4" svg:d="M14927 5996v1247" svg:viewBox="0 0 1 1248">
          <text:p/>
        </draw:connector>
        <draw:connector draw:style-name="gr17" draw:text-style-name="P25" draw:layer="layout" svg:x1="14.927cm" svg:y1="9.445cm" svg:x2="14.927cm" svg:y2="10.686cm" draw:start-shape="id2" draw:start-glue-point="6" draw:end-shape="id3" draw:end-glue-point="4" svg:d="M14927 9445v1241" svg:viewBox="0 0 1 1242">
          <text:p/>
        </draw:connector>
        <draw:connector draw:style-name="gr17" draw:text-style-name="P25" draw:layer="layout" svg:x1="14.927cm" svg:y1="12.887cm" svg:x2="14.927cm" svg:y2="14.006cm" draw:start-shape="id3" draw:start-glue-point="6" svg:d="M14927 12887v1119" svg:viewBox="0 0 1 1120">
          <text:p/>
        </draw:connector>
        <draw:custom-shape draw:style-name="gr18" draw:text-style-name="P19" draw:layer="layout" svg:width="6.112cm" svg:height="2.202cm" svg:x="11.871cm" svg:y="14cm">
          <text:p text:style-name="P19"><text:span text:style-name="T8">En</text:span><text:span text:style-name="T8">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6" draw:style-name="dp1" draw:master-page-name="Standard">
        <draw:custom-shape draw:style-name="gr19" draw:text-style-name="P26" draw:layer="layout" svg:width="12.1cm" svg:height="2.945cm" svg:x="8.65cm" svg:y="12.217cm">
          <text:p text:style-name="P26"><text:span text:style-name="T10">„</text:span><text:span text:style-name="T10">A</text:span><text:span text:style-name="T10">T2</text:span><text:span text:style-name="T10">4C</text:span><text:span text:style-name="T10">32</text:span><text:span text:style-name="T10">_E</text:span><text:span text:style-name="T10">EP</text:span><text:span text:style-name="T10">R</text:span><text:span text:style-name="T10">O</text:span><text:span text:style-name="T10">M.</text:span><text:span text:style-name="T10">h“ </text:span><text:span text:style-name="T10">/</text:span></text:p>
          <text:p text:style-name="P26"><text:span text:style-name="T10">&lt;a</text:span><text:span text:style-name="T10">vr/</text:span><text:span text:style-name="T10">ee</text:span><text:span text:style-name="T10">pr</text:span><text:span text:style-name="T10">om</text:span><text:span text:style-name="T10">.h</text:span><text:span text:style-name="T10">&gt;</text:span></text:p>
          <draw:enhanced-geometry svg:viewBox="0 0 21600 21600" draw:type="rectangle" draw:enhanced-path="M 0 0 L 21600 0 21600 21600 0 21600 0 0 Z N"/>
        </draw:custom-shape>
        <draw:frame draw:style-name="gr20" draw:text-style-name="P28" draw:layer="layout" svg:width="12.25cm" svg:height="2.313cm" svg:x="8.25cm" svg:y="1cm">
          <draw:text-box>
            <text:p text:style-name="P27"><text:span text:style-name="T11">p</text:span><text:span text:style-name="T11">er</text:span><text:span text:style-name="T11">m</text:span><text:span text:style-name="T11">a</text:span><text:span text:style-name="T11">n</text:span><text:span text:style-name="T11">e</text:span><text:span text:style-name="T11">nt </text:span><text:span text:style-name="T11">st</text:span><text:span text:style-name="T11">or</text:span><text:span text:style-name="T11">a</text:span><text:span text:style-name="T11">g</text:span><text:span text:style-name="T11">e </text:span><text:span text:style-name="T11">la</text:span><text:span text:style-name="T11">ye</text:span><text:span text:style-name="T11">rs</text:span></text:p>
            <text:p text:style-name="P27"><text:span text:style-name="T11"/></text:p>
          </draw:text-box>
        </draw:frame>
        <draw:custom-shape draw:style-name="gr21" draw:text-style-name="P19" draw:layer="layout" svg:width="2.3cm" svg:height="1.894cm" svg:x="13.55cm" svg:y="15.162cm">
          <text:p text:style-name="P19"><text:s text:c="3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6" draw:layer="layout" svg:width="12cm" svg:height="2.944cm" svg:x="8.75cm" svg:y="17.056cm">
          <text:p text:style-name="P26"><text:span text:style-name="T10">AT</text:span><text:span text:style-name="T10">24</text:span><text:span text:style-name="T10">C3</text:span><text:span text:style-name="T10">2-</text:span><text:span text:style-name="T10">EE</text:span><text:span text:style-name="T10">PR</text:span><text:span text:style-name="T10">O</text:span><text:span text:style-name="T10">M </text:span><text:span text:style-name="T10">/</text:span></text:p>
          <text:p text:style-name="P26"><text:span text:style-name="T10">IN</text:span><text:span text:style-name="T10">TE</text:span><text:span text:style-name="T10">R</text:span><text:span text:style-name="T10">NA</text:span><text:span text:style-name="T10">L-</text:span><text:span text:style-name="T10">EE</text:span><text:span text:style-name="T10">PR</text:span><text:span text:style-name="T10">O</text:span><text:span text:style-name="T10">M 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2.3cm" svg:height="1.893cm" svg:x="13.551cm" svg:y="10.324cm">
          <text:p text:style-name="P19"><text:s text:c="3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6" draw:layer="layout" svg:width="12.1cm" svg:height="2.944cm" svg:x="8.65cm" svg:y="7.38cm">
          <text:p text:style-name="P26"><text:span text:style-name="T10">„</text:span><text:span text:style-name="T10">e</text:span><text:span text:style-name="T10">ep</text:span><text:span text:style-name="T10">ro</text:span><text:span text:style-name="T10">m.</text:span><text:span text:style-name="T10">h“</text:span></text:p>
          <draw:enhanced-geometry svg:viewBox="0 0 21600 21600" draw:type="rectangle" draw:enhanced-path="M 0 0 L 21600 0 21600 21600 0 21600 0 0 Z N"/>
        </draw:custom-shape>
        <draw:frame draw:style-name="gr25" draw:text-style-name="P30" draw:layer="layout" svg:width="2.5cm" svg:height="0.988cm" svg:x="4.75cm" svg:y="13.094cm">
          <draw:text-box>
            <text:p text:style-name="P29">driver</text:p>
          </draw:text-box>
        </draw:frame>
        <draw:frame draw:style-name="gr25" draw:text-style-name="P30" draw:layer="layout" svg:width="3.6cm" svg:height="0.988cm" svg:x="4.75cm" svg:y="18.107cm">
          <draw:text-box>
            <text:p text:style-name="P29">hardware</text:p>
          </draw:text-box>
        </draw:frame>
        <draw:frame draw:style-name="gr26" draw:text-style-name="P30" draw:layer="layout" svg:width="3cm" svg:height="1.718cm" svg:x="4.75cm" svg:y="8.187cm">
          <draw:text-box>
            <text:p text:style-name="P29">wear leveling</text:p>
          </draw:text-box>
        </draw:frame>
        <draw:frame draw:style-name="gr27" draw:text-style-name="P32" draw:layer="layout" svg:width="20cm" svg:height="3cm" svg:x="4.75cm" svg:y="4.25cm">
          <draw:text-box>
            <text:p text:style-name="P31"><text:span text:style-name="T12">lo</text:span><text:span text:style-name="T12">g </text:span><text:span text:style-name="T12">st</text:span><text:span text:style-name="T12">or</text:span><text:span text:style-name="T12">a</text:span><text:span text:style-name="T12">g</text:span><text:span text:style-name="T12">e: </text:span><text:span text:style-name="T12">A</text:span><text:span text:style-name="T12">T</text:span><text:span text:style-name="T12">2</text:span><text:span text:style-name="T12">4</text:span><text:span text:style-name="T12">C</text:span><text:span text:style-name="T12">3</text:span><text:span text:style-name="T12">2-</text:span><text:span text:style-name="T12">E</text:span><text:span text:style-name="T12">E</text:span><text:span text:style-name="T12">P</text:span><text:span text:style-name="T12">R</text:span><text:span text:style-name="T12">O</text:span><text:span text:style-name="T12">M</text:span><text:span text:style-name="T12">)</text:span></text:p>
            <text:p text:style-name="P31"><text:span text:style-name="T12">se</text:span><text:span text:style-name="T12">tti</text:span><text:span text:style-name="T12">n</text:span><text:span text:style-name="T12">g-</text:span><text:span text:style-name="T12">d</text:span><text:span text:style-name="T12">at</text:span><text:span text:style-name="T12">a </text:span><text:span text:style-name="T12">st</text:span><text:span text:style-name="T12">or</text:span><text:span text:style-name="T12">a</text:span><text:span text:style-name="T12">g</text:span><text:span text:style-name="T12">e: </text:span><text:span text:style-name="T12">in</text:span><text:span text:style-name="T12">te</text:span><text:span text:style-name="T12">rn</text:span><text:span text:style-name="T12">al</text:span><text:span text:style-name="T12">-</text:span><text:span text:style-name="T12">E</text:span><text:span text:style-name="T12">E</text:span><text:span text:style-name="T12">P</text:span><text:span text:style-name="T12">R</text:span><text:span text:style-name="T12">O</text:span><text:span text:style-name="T12">M</text:span></text:p>
          </draw:text-box>
        </draw:frame>
      </draw:page>
      <draw:page draw:name="page7" draw:style-name="dp1" draw:master-page-name="Standard">
        <draw:custom-shape draw:style-name="gr28" draw:text-style-name="P33" xml:id="id4" draw:id="id4" draw:layer="layout" svg:width="6.2cm" svg:height="1.9cm" svg:x="11.594cm" svg:y="3.66cm">
          <text:p text:style-name="P33">Beg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4" xml:id="id5" draw:id="id5" draw:layer="layout" svg:width="6.25cm" svg:height="1.9cm" svg:x="11.577cm" svg:y="6.32cm">
          <text:p text:style-name="P34"><text:span text:style-name="T13">Find senti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0" draw:text-style-name="P35" draw:layer="layout" svg:width="6.25cm" svg:height="2.013cm" svg:x="11.458cm" svg:y="1cm">
          <draw:text-box>
            <text:p><text:span text:style-name="T14">Ex</text:span><text:span text:style-name="T14">ter</text:span><text:span text:style-name="T14">na</text:span><text:span text:style-name="T14">l </text:span><text:span text:style-name="T14">ee</text:span><text:span text:style-name="T14">pr</text:span><text:span text:style-name="T14">o</text:span><text:span text:style-name="T14">m</text:span></text:p>
            <text:p><text:span text:style-name="T14">wri</text:span><text:span text:style-name="T14">te </text:span><text:span text:style-name="T14">pr</text:span><text:span text:style-name="T14">oc</text:span><text:span text:style-name="T14">ed</text:span><text:span text:style-name="T14">ur</text:span><text:span text:style-name="T14">e</text:span></text:p>
          </draw:text-box>
        </draw:frame>
        <draw:custom-shape draw:style-name="gr31" draw:text-style-name="P33" xml:id="id6" draw:id="id6" draw:layer="layout" svg:width="9.25cm" svg:height="4.56cm" svg:x="10.077cm" svg:y="8.791cm">
          <text:p text:style-name="P33">Obj behind sentinel</text:p>
          <text:p text:style-name="P33">is last of its ki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25" draw:layer="layout" draw:type="line" svg:x1="14.694cm" svg:y1="5.56cm" svg:x2="14.702cm" svg:y2="6.32cm" draw:start-shape="id4" draw:start-glue-point="6" draw:end-shape="id5" draw:end-glue-point="4" svg:d="M14694 5560l8 760" svg:viewBox="0 0 9 761">
          <text:p/>
        </draw:connector>
        <draw:connector draw:style-name="gr33" draw:text-style-name="P25" draw:layer="layout" draw:type="line" svg:x1="14.702cm" svg:y1="8.22cm" svg:x2="14.702cm" svg:y2="8.791cm" draw:start-shape="id5" draw:start-glue-point="6" draw:end-shape="id6" draw:end-glue-point="4" svg:d="M14702 8220v571" svg:viewBox="0 0 1 572">
          <text:p/>
        </draw:connector>
        <draw:connector draw:style-name="gr34" draw:text-style-name="P36" draw:layer="layout" draw:type="line" svg:x1="14.702cm" svg:y1="13.351cm" svg:x2="14.702cm" svg:y2="15.06cm" draw:start-shape="id6" draw:start-glue-point="6" draw:end-shape="id7" draw:end-glue-point="4" svg:d="M14702 13351v1709" svg:viewBox="0 0 1 1710">
          <text:p text:style-name="P11"><text:s text:c="6"/><text:s/>Yes</text:p>
        </draw:connector>
        <draw:custom-shape draw:style-name="gr35" draw:text-style-name="P34" xml:id="id7" draw:id="id7" draw:layer="layout" svg:width="6.25cm" svg:height="1.9cm" svg:x="11.577cm" svg:y="15.06cm">
          <text:p text:style-name="P34"><text:span text:style-name="T13">Update</text:span></text:p>
          <text:p text:style-name="P34"><text:span text:style-name="T13">obj / senti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34" xml:id="id8" draw:id="id8" draw:layer="layout" svg:width="6.25cm" svg:height="1.9cm" svg:x="11.577cm" svg:y="18.1cm">
          <text:p text:style-name="P34"><text:span text:style-name="T13">Write desired obj</text:span></text:p>
          <text:p text:style-name="P34"><text:span text:style-name="T13">behind senti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7" draw:text-style-name="P25" draw:layer="layout" draw:type="curve" svg:x1="17.827cm" svg:y1="16.01cm" svg:x2="19.327cm" svg:y2="11.071cm" draw:start-shape="id7" draw:start-glue-point="7" draw:end-shape="id6" draw:end-glue-point="7" svg:d="M17827 16010c3003 0 2253-4939 1500-4939" svg:viewBox="0 0 2174 4940">
          <text:p/>
        </draw:connector>
        <draw:connector draw:style-name="gr38" draw:text-style-name="P36" draw:layer="layout" draw:type="curve" svg:x1="10.077cm" svg:y1="11.071cm" svg:x2="11.577cm" svg:y2="19.05cm" draw:start-shape="id6" draw:start-glue-point="5" draw:end-shape="id8" draw:end-glue-point="5" svg:d="M10077 11071c-751 0-1501 7979 1500 7979" svg:viewBox="0 0 2173 7980">
          <text:p text:style-name="P11">No <text:s/><text:s text:c="6"/></text:p>
        </draw:connector>
      </draw:page>
      <draw:page draw:name="page8" draw:style-name="dp1" draw:master-page-name="Standard">
        <draw:custom-shape draw:style-name="gr39" draw:text-style-name="P33" xml:id="id9" draw:id="id9" draw:layer="layout" svg:width="6.25cm" svg:height="2.5cm" svg:x="11cm" svg:y="4.5cm">
          <text:p text:style-name="P33">Beg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0" draw:text-style-name="P35" draw:layer="layout" svg:width="7cm" svg:height="1.987cm" svg:x="11.25cm" svg:y="1cm">
          <draw:text-box>
            <text:p><text:span text:style-name="T14">Int</text:span><text:span text:style-name="T14">er</text:span><text:span text:style-name="T14">na</text:span><text:span text:style-name="T14">l </text:span><text:span text:style-name="T14">ee</text:span><text:span text:style-name="T14">pr</text:span><text:span text:style-name="T14">o</text:span><text:span text:style-name="T14">m </text:span><text:span text:style-name="T14">re</text:span><text:span text:style-name="T14">ad </text:span><text:span text:style-name="T14">pr</text:span><text:span text:style-name="T14">oc</text:span><text:span text:style-name="T14">ed</text:span><text:span text:style-name="T14">ur</text:span><text:span text:style-name="T14">e</text:span></text:p>
          </draw:text-box>
        </draw:frame>
        <draw:custom-shape draw:style-name="gr41" draw:text-style-name="P33" xml:id="id10" draw:id="id10" draw:layer="layout" svg:width="6.25cm" svg:height="2.5cm" svg:x="11cm" svg:y="8.25cm">
          <text:p text:style-name="P33">Find senti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33" xml:id="id11" draw:id="id11" draw:layer="layout" svg:width="6.25cm" svg:height="2.5cm" svg:x="11cm" svg:y="11.75cm">
          <text:p text:style-name="P33">Go back to first</text:p>
          <text:p text:style-name="P33">of desired typ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2" draw:text-style-name="P25" draw:layer="layout" svg:x1="14.125cm" svg:y1="7cm" svg:x2="14.125cm" svg:y2="8.25cm" draw:start-shape="id9" draw:start-glue-point="6" draw:end-shape="id10" draw:end-glue-point="4" svg:d="M14125 7000v1250" svg:viewBox="0 0 1 1251">
          <text:p/>
        </draw:connector>
        <draw:connector draw:style-name="gr43" draw:text-style-name="P25" draw:layer="layout" svg:x1="14.125cm" svg:y1="10.75cm" svg:x2="14.125cm" svg:y2="11.75cm" draw:start-shape="id10" draw:start-glue-point="6" draw:end-shape="id11" draw:end-glue-point="4" svg:d="M14125 10750v1000" svg:viewBox="0 0 1 1001">
          <text:p/>
        </draw:connector>
      </draw:page>
      <draw:page draw:name="page9" draw:style-name="dp1" draw:master-page-name="Standard">
        <draw:frame draw:style-name="standard" draw:layer="layout" svg:width="14.098cm" svg:height="3.998cm" svg:x="5.378cm" svg:y="7.897cm">
          <table:table table:template-name="yellow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0" table:default-cell-style-name="yellow3">
              <table:table-cell>
                <text:p text:style-name="P29">Memory</text:p>
              </table:table-cell>
              <table:table-cell>
                <text:p text:style-name="P29">Internal EEPROM</text:p>
              </table:table-cell>
              <table:table-cell>
                <text:p text:style-name="P29">AT24C32</text:p>
                <text:p text:style-name="P29">EEPROM</text:p>
              </table:table-cell>
            </table:table-row>
            <table:table-row table:style-name="ro11">
              <table:table-cell table:style-name="yellow2">
                <text:p text:style-name="P29">Size[bytes]</text:p>
              </table:table-cell>
              <table:table-cell table:style-name="ce20">
                <text:p text:style-name="P37"><text:s text:c="4"/>1024</text:p>
              </table:table-cell>
              <table:table-cell table:style-name="ce21">
                <text:list text:style-name="L2">
                  <text:list-header>
                    <text:p text:style-name="P37"><text:span text:style-name="T6">4</text:span><text:span text:style-name="T6">0</text:span><text:span text:style-name="T6">9</text:span><text:span text:style-name="T6">6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4" draw:text-style-name="P22" draw:layer="layout" svg:width="12.211cm" svg:height="1.276cm" svg:x="8.65cm" svg:y="1.029cm">
          <draw:text-box>
            <text:p text:style-name="P20"><text:span text:style-name="T9">P</text:span><text:span text:style-name="T9">er</text:span><text:span text:style-name="T9">m</text:span><text:span text:style-name="T9">a</text:span><text:span text:style-name="T9">n</text:span><text:span text:style-name="T9">e</text:span><text:span text:style-name="T9">nt </text:span><text:span text:style-name="T9">st</text:span><text:span text:style-name="T9">or</text:span><text:span text:style-name="T9">a</text:span><text:span text:style-name="T9">g</text:span><text:span text:style-name="T9">e </text:span><text:span text:style-name="T9">ov</text:span><text:span text:style-name="T9">er</text:span><text:span text:style-name="T9">vi</text:span><text:span text:style-name="T9">e</text:span><text:span text:style-name="T9">w</text:span></text:p>
          </draw:text-box>
        </draw:frame>
        <draw:frame draw:style-name="gr45" draw:text-style-name="P30" draw:layer="layout" svg:width="10.5cm" svg:height="1.1cm" svg:x="1cm" svg:y="25.15cm">
          <draw:text-box>
            <text:p text:style-name="P29">AT24C32 EEPROM data: log_entr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stroke-dash draw:name="Dash" draw:style="rect" draw:dots1="1" draw:dots1-length="300%" draw:distance="300%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 style:parent-style-name="A4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 style:parent-style-name="Standard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6T12:22:35.777000000</meta:creation-date>
    <dc:date>2021-11-19T22:13:26.143636208</dc:date>
    <meta:editing-duration>PT6H36M35S</meta:editing-duration>
    <meta:editing-cycles>27</meta:editing-cycles>
    <meta:generator>LibreOffice/7.1.7.2$Linux_X86_64 LibreOffice_project/10$Build-2</meta:generator>
    <meta:document-statistic meta:object-count="70"/>
  </office:meta>
</office:document-meta>
</file>